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ad4e" officeooo:paragraph-rsid="001dad4e"/>
    </style:style>
    <style:style style:name="P2" style:family="paragraph" style:parent-style-name="Standard">
      <style:text-properties officeooo:rsid="001f9253" officeooo:paragraph-rsid="001f92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t &amp; In. </text:p>
      <text:p text:style-name="P1">Deze aansluitingen worden gebruikt om een adres van een trein door te geven aan de volgende module bij het vertrek. De module waar de trein vertrekt vertelt via OUT aan de volgende module op de IN lijn welk adres hij moet gaan afremmen.</text:p>
      <text:p text:style-name="P1"/>
      <text:p text:style-name="P1"/>
      <text:p text:style-name="P1">SYNCH</text:p>
      <text:p text:style-name="P1">De synch lijn zorgt er voor dat 2 modules bij passeersporen op elkaar gaan wachten. Beiden modules moeten eerst de trein binnen hebben gekregen en stil gezet. Pas als beide modules hun trein binnen hebben, kunnen ze de treinen weer laten vertrekken. Zo kunnen treinen elkaar veilig passeren.</text:p>
      <text:p text:style-name="P1"/>
      <text:p text:style-name="P1">ADD.</text:p>
      <text:p text:style-name="P1">Via ADD en de multimaus kan je een module welk adres hij op zijn spoor heeft staan. ADD bedien je met een schakelaar. Je geeft een kort drukje, daarna stuur je met je multimaus een trein aan en dan wordt dat adres overgenomen.</text:p>
      <text:p text:style-name="P1"/>
      <text:p text:style-name="P2">GO</text:p>
      <text:p text:style-name="P2">Met een schakelaar aan GO kan je een trein laten vertekken.</text:p>
      <text:p text:style-name="P2"/>
      <text:p text:style-name="P2">AUTO</text:p>
      <text:p text:style-name="P2">AUTO moet je aan een schakelaar hangen. Je kan alle AUTO lijnen aan elkaar knopen zodat je met 1 schakelaar het hele systeem op auto of handmatig kan zetten. Met AUTO kan je de modules automatisch treinen laten vertrekken na het synch signaal. </text:p>
      <text:p text:style-name="P2"/>
      <text:p text:style-name="P2">Normale situatie:</text:p>
      <text:p text:style-name="P2">In jouw geval heb je 2 x 2 passeersporen waarop 2 treinen rijden. Ze beginnen bij het zelfde passeerstuk. Als je ze dan allebei laat vertrekken met een druk op de GO schakelaars dan zullen ze allebei in tegengestelde richting vertrekken en elkaar weer tegenkomen bij het andere passeerstuk. Door de synch verbinding zullen de modules op elkaar wachten. En als AUTO dan aanstaat, zullen de treinen ongeveer gelijktijdig weer vertrekken.</text:p>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9-23T00:01:15.011000000</meta:creation-date>
    <dc:date>2023-09-23T00:21:36.092000000</dc:date>
    <meta:editing-duration>P0D</meta:editing-duration>
    <meta:editing-cycles>1</meta:editing-cycles>
    <meta:generator>LibreOffice/6.4.4.2$Windows_X86_64 LibreOffice_project/3d775be2011f3886db32dfd395a6a6d1ca2630ff</meta:generator>
    <meta:document-statistic meta:table-count="0" meta:image-count="0" meta:object-count="0" meta:page-count="1" meta:paragraph-count="12" meta:word-count="268" meta:character-count="1533" meta:non-whitespace-character-count="1275"/>
  </office:meta>
</office:document-meta>
</file>